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UN4" svg:font-family="SUN4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1f0fd5" officeooo:paragraph-rsid="001f0fd5" style:font-size-asian="12.25pt" style:font-size-complex="14pt"/>
    </style:style>
    <style:style style:name="P2" style:family="paragraph" style:parent-style-name="Standard">
      <style:text-properties style:font-name="Times New Roman" fo:font-size="14pt" officeooo:rsid="001f1367" officeooo:paragraph-rsid="001f1367" style:font-size-asian="12.25pt" style:font-size-complex="14pt"/>
    </style:style>
    <style:style style:name="T1" style:family="text">
      <style:text-properties officeooo:rsid="001f1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 to install updated fonts and keyboard.</text:p>
      <text:p text:style-name="P1"/>
      <text:p text:style-name="P1">1. Save the files you received in this email to Downloads directory. <text:span text:style-name="T1">Windows usually does this automatically.</text:span></text:p>
      <text:p text:style-name="P1">2. Look in the Download directory. Notice the file Sun4 and Backsun4.</text:p>
      <text:p text:style-name="P1">These are the names of your font files. If you click on the fonts one at a time, a screen will appear with the word Install in the upper left area. Click on that and the fonts will install in your computer. <text:s/>You should get a message "replace Sun4" please say yes and it will automatically up date your fonts.</text:p>
      <text:p text:style-name="P1">3. Notice the other file called Sun4.kmx with an orange typing key next to it. Click on this file and it will install automatically onto your computer.You should get a message "replace Sun4" please say yes and it will automatically up date your keyboard.</text:p>
      <text:p text:style-name="P1">4. The other two files are dictionaries print them or refer to them when you are looking for a word to type. They must be typed exactly to get the glyph(sun word) to come up. </text:p>
      <text:p text:style-name="P1"/>
      <text:p text:style-name="P2">As always feel free to call Ernie at 616-635-6324 if you are having trouble with thi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SUN4" svg:font-family="SUN4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1:17:45.391000000</meta:creation-date>
    <dc:title>Sun4m</dc:title>
    <meta:editing-duration>PT7M16S</meta:editing-duration>
    <meta:editing-cycles>2</meta:editing-cycles>
    <meta:generator>LibreOffice/5.4.4.2$Windows_X86_64 LibreOffice_project/2524958677847fb3bb44820e40380acbe820f960</meta:generator>
    <dc:date>2018-08-27T11:36:31.575000000</dc:date>
    <meta:document-statistic meta:table-count="0" meta:image-count="0" meta:object-count="0" meta:page-count="1" meta:paragraph-count="7" meta:word-count="191" meta:character-count="1053" meta:non-whitespace-character-count="866"/>
    <meta:template xlink:type="simple" xlink:actuate="onRequest" xlink:title="Sun4m" xlink:href="../../../../../AppData/Roaming/LibreOffice/4/user/template/Sun4m.ott" meta:date="2018-08-27T11:17:45.141000000"/>
  </office:meta>
</office:document-meta>
</file>